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  <style:font-face style:name="Noto Sans CJK SC" svg:font-family="&quot;Noto Sans CJK S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9">
      <style:table-cell-properties fo:border-top="none" fo:border-bottom="none" fo:border-left="thin solid #000000" fo:border-right="none"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Comma" style:data-style-name="N41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Comma" style:data-style-name="N41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8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30">
      <style:text-properties style:font-name="Calibri1" style:font-name-asian="Calibri1" style:font-name-complex="Calibri1"/>
    </style:style>
    <style:style style:name="ce80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4"/>
    <style:style style:name="ce82" style:family="table-cell" style:parent-style-name="Default" style:data-style-name="N40"/>
    <style:style style:name="ce83" style:family="table-cell" style:parent-style-name="Default" style:data-style-name="N0">
      <style:text-properties fo:font-weight="bold" style:font-weight-asian="bold" style:font-weight-complex="bold"/>
    </style:style>
    <style:style style:name="ce8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5" style:family="table-cell" style:parent-style-name="Comma" style:data-style-name="N41"/>
    <style:style style:name="ce86" style:family="table-cell" style:parent-style-name="Default" style:data-style-name="N2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2" style:family="table-cell" style:parent-style-name="Default" style:data-style-name="N0">
      <style:table-cell-properties fo:border="thin solid #000000"/>
    </style:style>
    <style:style style:name="ce93" style:family="table-cell" style:parent-style-name="Currency" style:data-style-name="N47">
      <style:table-cell-properties fo:border-top="none" fo:border-bottom="none" fo:border-left="thin solid #000000" fo:border-right="thin solid #000000"/>
      <style:text-properties fo:color="#000000" style:font-name="Liberation Sans1" style:font-name-asian="Liberation Sans1" style:font-name-complex="Liberation Sans1"/>
    </style:style>
    <style:style style:name="ce94" style:family="table-cell" style:parent-style-name="Currency" style:data-style-name="N47">
      <style:table-cell-properties fo:border="thin solid #000000"/>
      <style:text-properties fo:color="#000000" style:font-name="Liberation Sans1" style:font-name-asian="Liberation Sans1" style:font-name-complex="Liberation Sans1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72583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0.5304166666667cm" style:use-optimal-column-width="true"/>
    </style:style>
    <style:style style:name="co14" style:family="table-column">
      <style:table-column-properties fo:break-before="auto" style:column-width="1.77270833333333cm" style:use-optimal-column-width="true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0.133541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11"/>
        <table:table-column table:style-name="co10" table:number-columns-repeated="1010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301" table:number-columns-spanned="2" table:number-rows-spanned="1" table:style-name="ce72">
            <text:p>73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Gastos administrativos y 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4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5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number-columns-spanned="1" table:number-rows-spanned="2" table:style-name="ce77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78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2">
            <text:p>Variaciones</text:p>
          </table:table-cell>
          <table:table-cell table:style-name="ce15"/>
          <table:table-cell table:number-columns-repeated="50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17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4"/>
          <table:table-cell table:style-name="ce25"/>
          <table:table-cell table:style-name="ce26"/>
          <table:table-cell office:value-type="float" office:value="0" table:style-name="ce27">
            <text:p>-<text:s/></text:p>
          </table:table-cell>
          <table:table-cell table:style-name="ce28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13</text:p>
          </table:table-cell>
          <table:table-cell office:value-type="string" table:style-name="ce30">
            <text:p>TELEFONO</text:p>
          </table:table-cell>
          <table:table-cell table:style-name="ce29"/>
          <table:table-cell table:number-columns-repeated="3" table:style-name="ce31"/>
          <table:table-cell office:value-type="float" office:value="0" table:formula="of:=[.D12]-[.E12]+[.F12]" table:style-name="ce31">
            <text:p>-<text:s/></text:p>
          </table:table-cell>
          <table:table-cell office:value-type="string" table:style-name="ce29">
            <text:p>6-1-1-02-01-013</text:p>
          </table:table-cell>
          <table:table-cell office:value-type="string" table:style-name="ce29">
            <text:p>TELEFONO</text:p>
          </table:table-cell>
          <table:table-cell office:value-type="float" office:value="0" table:style-name="ce31">
            <text:p>-<text:s/></text:p>
          </table:table-cell>
          <table:table-cell office:value-type="float" office:value="0" table:formula="of:=[.G12]-[.J12]" table:style-name="ce32">
            <text:p>-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17</text:p>
          </table:table-cell>
          <table:table-cell office:value-type="string" table:style-name="ce30">
            <text:p>IMPUESTO A LA SALIDA DE DIVISAS</text:p>
          </table:table-cell>
          <table:table-cell table:style-name="ce29"/>
          <table:table-cell office:value-type="float" office:value="4777.47" table:style-name="ce34">
            <text:p><text:s/>4.777<text:s/></text:p>
          </table:table-cell>
          <table:table-cell table:number-columns-repeated="2" table:style-name="ce31"/>
          <table:table-cell office:value-type="float" office:value="4777.47" table:formula="of:=[.D13]-[.E13]+[.F13]" table:style-name="ce34">
            <text:p><text:s/>4.777<text:s/></text:p>
          </table:table-cell>
          <table:table-cell office:value-type="string" table:style-name="ce29">
            <text:p>6-1-1-02-01-017</text:p>
          </table:table-cell>
          <table:table-cell office:value-type="string" table:style-name="ce29">
            <text:p>IMPUESTO A LA SALIDA DE DIVISAS</text:p>
          </table:table-cell>
          <table:table-cell office:value-type="float" office:value="0" table:style-name="ce34">
            <text:p><text:s/>-00<text:s/></text:p>
          </table:table-cell>
          <table:table-cell office:value-type="float" office:value="4777.47" table:formula="of:=[.G13]-[.J13]" table:style-name="ce35">
            <text:p><text:s/>4.777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21</text:p>
          </table:table-cell>
          <table:table-cell office:value-type="string" table:style-name="ce30">
            <text:p>SERVICIOS PROF. SOCIEDADES</text:p>
          </table:table-cell>
          <table:table-cell table:style-name="ce29"/>
          <table:table-cell office:value-type="float" office:value="1361.25" table:style-name="ce34">
            <text:p><text:s/>1.361<text:s/></text:p>
          </table:table-cell>
          <table:table-cell table:number-columns-repeated="2" table:style-name="ce31"/>
          <table:table-cell office:value-type="float" office:value="1361.25" table:formula="of:=[.D14]-[.E14]+[.F14]" table:style-name="ce34">
            <text:p><text:s/>1.361<text:s/></text:p>
          </table:table-cell>
          <table:table-cell office:value-type="string" table:style-name="ce29">
            <text:p>6-1-1-02-01-021</text:p>
          </table:table-cell>
          <table:table-cell office:value-type="string" table:style-name="ce29">
            <text:p>SERVICIOS PROF. SOCIEDADES</text:p>
          </table:table-cell>
          <table:table-cell office:value-type="float" office:value="3002.96" table:style-name="ce34">
            <text:p><text:s/>3.003<text:s/></text:p>
          </table:table-cell>
          <table:table-cell office:value-type="float" office:value="-1641.71" table:formula="of:=[.G14]-[.J14]" table:style-name="ce35">
            <text:p><text:s/>-1.642<text:s/></text:p>
          </table:table-cell>
          <table:table-cell table:style-name="ce28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22</text:p>
          </table:table-cell>
          <table:table-cell office:value-type="string" table:style-name="ce30">
            <text:p>Gastos Legales</text:p>
          </table:table-cell>
          <table:table-cell table:style-name="ce29"/>
          <table:table-cell table:style-name="ce34"/>
          <table:table-cell table:number-columns-repeated="2" table:style-name="ce31"/>
          <table:table-cell office:value-type="float" office:value="0" table:formula="of:=[.D15]-[.E15]+[.F15]" table:style-name="ce34">
            <text:p><text:s/>-00<text:s/></text:p>
          </table:table-cell>
          <table:table-cell office:value-type="string" table:style-name="ce29">
            <text:p>6-1-1-02-01-022</text:p>
          </table:table-cell>
          <table:table-cell office:value-type="string" table:style-name="ce29">
            <text:p>Gastos Legales</text:p>
          </table:table-cell>
          <table:table-cell office:value-type="float" office:value="0" table:style-name="ce34">
            <text:p><text:s/>-00<text:s/></text:p>
          </table:table-cell>
          <table:table-cell office:value-type="float" office:value="0" table:formula="of:=[.G15]-[.J15]" table:style-name="ce35">
            <text:p><text:s/>-00<text:s/></text:p>
          </table:table-cell>
          <table:table-cell table:style-name="ce36"/>
          <table:table-cell table:number-columns-repeated="49" table:style-name="ce33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30</text:p>
          </table:table-cell>
          <table:table-cell office:value-type="string" table:style-name="ce30">
            <text:p>MOVILIZACIONES</text:p>
          </table:table-cell>
          <table:table-cell table:style-name="ce29"/>
          <table:table-cell table:style-name="ce34"/>
          <table:table-cell table:number-columns-repeated="2" table:style-name="ce31"/>
          <table:table-cell office:value-type="float" office:value="0" table:formula="of:=[.D16]-[.E16]+[.F16]" table:style-name="ce34">
            <text:p><text:s/>-00<text:s/></text:p>
          </table:table-cell>
          <table:table-cell office:value-type="string" table:style-name="ce29">
            <text:p>6-1-1-02-01-030</text:p>
          </table:table-cell>
          <table:table-cell office:value-type="string" table:style-name="ce29">
            <text:p>MOVILIZACIONES</text:p>
          </table:table-cell>
          <table:table-cell office:value-type="float" office:value="30111.61" table:style-name="ce34">
            <text:p><text:s/>30.112<text:s/></text:p>
          </table:table-cell>
          <table:table-cell office:value-type="float" office:value="-30111.61" table:formula="of:=[.G16]-[.J16]" table:style-name="ce35">
            <text:p><text:s/>-30.112<text:s/></text:p>
          </table:table-cell>
          <table:table-cell table:style-name="ce28"/>
          <table:table-cell table:number-columns-repeated="49" table:style-name="ce37"/>
          <table:table-cell table:number-columns-repeated="16323" table:style-name="ce1"/>
        </table:table-row>
        <table:table-row table:style-name="ro2">
          <table:table-cell office:value-type="string" table:style-name="ce29">
            <text:p>6-1-1-02-01-031</text:p>
          </table:table-cell>
          <table:table-cell office:value-type="string" table:style-name="ce30">
            <text:p>Multas e Intereses S.R.I.</text:p>
          </table:table-cell>
          <table:table-cell table:style-name="ce29"/>
          <table:table-cell table:style-name="ce34"/>
          <table:table-cell table:number-columns-repeated="2" table:style-name="ce31"/>
          <table:table-cell office:value-type="float" office:value="0" table:formula="of:=[.D17]-[.E17]+[.F17]" table:style-name="ce34">
            <text:p><text:s/>-00<text:s/></text:p>
          </table:table-cell>
          <table:table-cell office:value-type="string" table:style-name="ce29">
            <text:p>6-1-1-02-01-031</text:p>
          </table:table-cell>
          <table:table-cell office:value-type="string" table:style-name="ce29">
            <text:p>Multas e Intereses S.R.I.</text:p>
          </table:table-cell>
          <table:table-cell office:value-type="float" office:value="42.19" table:style-name="ce34">
            <text:p><text:s/>42<text:s/></text:p>
          </table:table-cell>
          <table:table-cell office:value-type="float" office:value="-42.19" table:formula="of:=[.G17]-[.J17]" table:style-name="ce35">
            <text:p><text:s/>-42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6</text:p>
          </table:table-cell>
          <table:table-cell office:value-type="string" table:style-name="ce30">
            <text:p>SEGUROS CONTRATADOS</text:p>
          </table:table-cell>
          <table:table-cell table:style-name="ce29"/>
          <table:table-cell office:value-type="float" office:value="590.04999999999995" table:style-name="ce34">
            <text:p><text:s/>590<text:s/></text:p>
          </table:table-cell>
          <table:table-cell table:number-columns-repeated="2" table:style-name="ce31"/>
          <table:table-cell office:value-type="float" office:value="590.04999999999995" table:formula="of:=[.D18]-[.E18]+[.F18]" table:style-name="ce34">
            <text:p><text:s/>590<text:s/></text:p>
          </table:table-cell>
          <table:table-cell office:value-type="string" table:style-name="ce29">
            <text:p>6-1-1-02-01-036</text:p>
          </table:table-cell>
          <table:table-cell office:value-type="string" table:style-name="ce29">
            <text:p>SEGUROS CONTRATADOS</text:p>
          </table:table-cell>
          <table:table-cell office:value-type="float" office:value="0.54" table:style-name="ce34">
            <text:p><text:s/>1<text:s/></text:p>
          </table:table-cell>
          <table:table-cell office:value-type="float" office:value="589.51" table:formula="of:=[.G18]-[.J18]" table:style-name="ce35">
            <text:p><text:s/>590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7</text:p>
          </table:table-cell>
          <table:table-cell office:value-type="string" table:style-name="ce30">
            <text:p><text:s/>SERVICIOS PROF. PERS. NATURAL</text:p>
          </table:table-cell>
          <table:table-cell table:style-name="ce29"/>
          <table:table-cell office:value-type="float" office:value="67657.78" table:style-name="ce34">
            <text:p><text:s/>67.658<text:s/></text:p>
          </table:table-cell>
          <table:table-cell table:number-columns-repeated="2" table:style-name="ce31"/>
          <table:table-cell office:value-type="float" office:value="67657.78" table:formula="of:=[.D19]-[.E19]+[.F19]" table:style-name="ce34">
            <text:p><text:s/>67.658<text:s/></text:p>
          </table:table-cell>
          <table:table-cell office:value-type="string" table:style-name="ce29">
            <text:p>6-1-1-02-01-037</text:p>
          </table:table-cell>
          <table:table-cell office:value-type="string" table:style-name="ce29">
            <text:p><text:s/>SERVICIOS PROF. PERS. NATURAL</text:p>
          </table:table-cell>
          <table:table-cell office:value-type="float" office:value="108881.12" table:style-name="ce34">
            <text:p><text:s/>108.881<text:s/></text:p>
          </table:table-cell>
          <table:table-cell office:value-type="float" office:value="-41223.339999999997" table:formula="of:=[.G19]-[.J19]" table:style-name="ce35">
            <text:p><text:s/>-41.223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39</text:p>
          </table:table-cell>
          <table:table-cell office:value-type="string" table:style-name="ce30">
            <text:p><text:s/>SUMINISTROS DE OFICINA</text:p>
          </table:table-cell>
          <table:table-cell table:style-name="ce29"/>
          <table:table-cell office:value-type="float" office:value="22" table:style-name="ce34">
            <text:p><text:s/>22<text:s/></text:p>
          </table:table-cell>
          <table:table-cell table:number-columns-repeated="2" table:style-name="ce31"/>
          <table:table-cell office:value-type="float" office:value="22" table:formula="of:=[.D20]-[.E20]+[.F20]" table:style-name="ce34">
            <text:p><text:s/>22<text:s/></text:p>
          </table:table-cell>
          <table:table-cell office:value-type="string" table:style-name="ce29">
            <text:p>6-1-1-02-01-039</text:p>
          </table:table-cell>
          <table:table-cell office:value-type="string" table:style-name="ce29">
            <text:p><text:s/>SUMINISTROS DE OFICINA</text:p>
          </table:table-cell>
          <table:table-cell office:value-type="float" office:value="0" table:style-name="ce34">
            <text:p><text:s/>-00<text:s/></text:p>
          </table:table-cell>
          <table:table-cell office:value-type="float" office:value="22" table:formula="of:=[.G20]-[.J20]" table:style-name="ce35">
            <text:p><text:s/>22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42</text:p>
          </table:table-cell>
          <table:table-cell office:value-type="string" table:style-name="ce30">
            <text:p><text:s/>TASA - CONTRIBUCION ORGAN - CONTROL</text:p>
          </table:table-cell>
          <table:table-cell table:style-name="ce29"/>
          <table:table-cell office:value-type="float" office:value="3245.59" table:style-name="ce34">
            <text:p><text:s/>3.246<text:s/></text:p>
          </table:table-cell>
          <table:table-cell table:number-columns-repeated="2" table:style-name="ce31"/>
          <table:table-cell office:value-type="float" office:value="3245.59" table:formula="of:=[.D21]-[.E21]+[.F21]" table:style-name="ce34">
            <text:p><text:s/>3.246<text:s/></text:p>
          </table:table-cell>
          <table:table-cell office:value-type="string" table:style-name="ce29">
            <text:p>6-1-1-02-01-042</text:p>
          </table:table-cell>
          <table:table-cell office:value-type="string" table:style-name="ce29">
            <text:p><text:s/>TASA - CONTRIBUCION ORGAN - CONTROL</text:p>
          </table:table-cell>
          <table:table-cell office:value-type="float" office:value="5885.9" table:style-name="ce34">
            <text:p><text:s/>5.886<text:s/></text:p>
          </table:table-cell>
          <table:table-cell office:value-type="float" office:value="-2640.3099999999995" table:formula="of:=[.G21]-[.J21]" table:style-name="ce35">
            <text:p><text:s/>-2.640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1-02-01-047</text:p>
          </table:table-cell>
          <table:table-cell office:value-type="string" table:style-name="ce30">
            <text:p>INTERESES Y COMISIONES A DOCUMENTO</text:p>
          </table:table-cell>
          <table:table-cell table:style-name="ce29"/>
          <table:table-cell office:value-type="float" office:value="154.1" table:style-name="ce34">
            <text:p><text:s/>154<text:s/></text:p>
          </table:table-cell>
          <table:table-cell table:number-columns-repeated="2" table:style-name="ce31"/>
          <table:table-cell office:value-type="float" office:value="154.1" table:formula="of:=[.D22]-[.E22]+[.F22]" table:style-name="ce34">
            <text:p><text:s/>154<text:s/></text:p>
          </table:table-cell>
          <table:table-cell office:value-type="string" table:style-name="ce29">
            <text:p>6-1-1-02-01-047</text:p>
          </table:table-cell>
          <table:table-cell office:value-type="string" table:style-name="ce29">
            <text:p>INTERESES Y COMISIONES A DOCUMENTO</text:p>
          </table:table-cell>
          <table:table-cell office:value-type="float" office:value="0" table:style-name="ce34">
            <text:p><text:s/>-00<text:s/></text:p>
          </table:table-cell>
          <table:table-cell office:value-type="float" office:value="154.1" table:formula="of:=[.G22]-[.J22]" table:style-name="ce35">
            <text:p><text:s/>154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29"/>
          <table:table-cell table:style-name="ce30"/>
          <table:table-cell table:style-name="ce29"/>
          <table:table-cell table:number-columns-repeated="3" table:style-name="ce31"/>
          <table:table-cell office:value-type="float" office:value="0" table:formula="of:=[.D23]-[.E23]+[.F23]" table:style-name="ce31">
            <text:p>-<text:s/></text:p>
          </table:table-cell>
          <table:table-cell table:number-columns-repeated="2" table:style-name="ce29"/>
          <table:table-cell table:style-name="ce34"/>
          <table:table-cell office:value-type="float" office:value="0" table:formula="of:=[.G23]-[.J23]" table:style-name="ce35">
            <text:p><text:s/>-00<text:s/></text:p>
          </table:table-cell>
          <table:table-cell table:style-name="ce36"/>
          <table:table-cell table:number-columns-repeated="49" table:style-name="ce33"/>
          <table:table-cell table:number-columns-repeated="16323"/>
        </table:table-row>
        <table:table-row table:style-name="ro2">
          <table:table-cell office:value-type="string" table:style-name="ce29">
            <text:p>6-1-2-02-01-001</text:p>
          </table:table-cell>
          <table:table-cell office:value-type="string" table:style-name="ce30">
            <text:p>Gastos de Gestión</text:p>
          </table:table-cell>
          <table:table-cell table:style-name="ce29"/>
          <table:table-cell table:number-columns-repeated="3" table:style-name="ce31"/>
          <table:table-cell office:value-type="float" office:value="0" table:formula="of:=[.D24]-[.E24]+[.F24]" table:style-name="ce31">
            <text:p>-<text:s/></text:p>
          </table:table-cell>
          <table:table-cell office:value-type="string" table:style-name="ce29">
            <text:p>6-1-2-02-01-001</text:p>
          </table:table-cell>
          <table:table-cell office:value-type="string" table:style-name="ce29">
            <text:p>Gastos de Gestión</text:p>
          </table:table-cell>
          <table:table-cell office:value-type="float" office:value="656.84" table:style-name="ce34">
            <text:p><text:s/>657<text:s/></text:p>
          </table:table-cell>
          <table:table-cell office:value-type="float" office:value="-656.84" table:formula="of:=[.G24]-[.J24]" table:style-name="ce35">
            <text:p><text:s/>-657<text:s/></text:p>
          </table:table-cell>
          <table:table-cell table:style-name="ce28"/>
          <table:table-cell table:number-columns-repeated="49" table:style-name="ce37"/>
          <table:table-cell table:number-columns-repeated="16323"/>
        </table:table-row>
        <table:table-row table:style-name="ro2">
          <table:table-cell office:value-type="string" table:style-name="ce29">
            <text:p>6-1-2-02-01-049</text:p>
          </table:table-cell>
          <table:table-cell office:value-type="string" table:style-name="ce30">
            <text:p>OTROS NO DEDUCIBLES</text:p>
          </table:table-cell>
          <table:table-cell table:style-name="ce29"/>
          <table:table-cell table:number-columns-repeated="3" table:style-name="ce31"/>
          <table:table-cell office:value-type="float" office:value="0" table:formula="of:=[.D25]-[.E25]+[.F25]" table:style-name="ce31">
            <text:p>-<text:s/></text:p>
          </table:table-cell>
          <table:table-cell office:value-type="string" table:style-name="ce29">
            <text:p>6-1-2-02-01-049</text:p>
          </table:table-cell>
          <table:table-cell office:value-type="string" table:style-name="ce29">
            <text:p>OTROS NO DEDUCIBLES</text:p>
          </table:table-cell>
          <table:table-cell office:value-type="float" office:value="36.36" table:style-name="ce34">
            <text:p><text:s/>36<text:s/></text:p>
          </table:table-cell>
          <table:table-cell office:value-type="float" office:value="-36.36" table:formula="of:=[.G25]-[.J25]" table:style-name="ce35">
            <text:p><text:s/>-36<text:s/></text:p>
          </table:table-cell>
          <table:table-cell table:style-name="ce28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29"/>
          <table:table-cell table:style-name="ce30"/>
          <table:table-cell table:style-name="ce29"/>
          <table:table-cell table:number-columns-repeated="4" table:style-name="ce31"/>
          <table:table-cell table:number-columns-repeated="2" table:style-name="ce29"/>
          <table:table-cell table:style-name="ce31"/>
          <table:table-cell office:value-type="float" office:value="0" table:formula="of:=[.G26]-[.J26]" table:style-name="ce32">
            <text:p>-<text:s/></text:p>
          </table:table-cell>
          <table:table-cell table:style-name="ce17"/>
          <table:table-cell table:number-columns-repeated="49" table:style-name="ce33"/>
          <table:table-cell table:number-columns-repeated="16323"/>
        </table:table-row>
        <table:table-row table:style-name="ro2">
          <table:table-cell table:style-name="ce38"/>
          <table:table-cell table:style-name="ce39"/>
          <table:table-cell table:style-name="ce40"/>
          <table:table-cell table:number-columns-repeated="4" table:style-name="ce41"/>
          <table:table-cell table:number-columns-repeated="2" table:style-name="ce42"/>
          <table:table-cell table:style-name="ce41"/>
          <table:table-cell table:style-name="ce27"/>
          <table:table-cell table:style-name="ce17"/>
          <table:table-cell table:number-columns-repeated="49" table:style-name="ce8"/>
          <table:table-cell table:number-columns-repeated="16323"/>
        </table:table-row>
        <table:table-row table:style-name="ro4">
          <table:table-cell table:style-name="ce43"/>
          <table:table-cell table:number-columns-repeated="2" table:style-name="ce44"/>
          <table:table-cell table:style-name="ce45"/>
          <table:table-cell table:style-name="ce8"/>
          <table:table-cell table:style-name="ce25"/>
          <table:table-cell table:number-columns-repeated="2" table:style-name="ce24"/>
          <table:table-cell table:style-name="ce45"/>
          <table:table-cell table:style-name="ce21"/>
          <table:table-cell table:style-name="ce46"/>
          <table:table-cell table:style-name="ce47"/>
          <table:table-cell table:number-columns-repeated="49" table:style-name="ce8"/>
          <table:table-cell table:number-columns-repeated="16323"/>
        </table:table-row>
        <table:table-row table:style-name="ro5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77808.240000000005" table:formula="of:=SUM([.D11:.D26])" table:style-name="ce50">
            <text:p><text:s/>77.808<text:s/></text:p>
          </table:table-cell>
          <table:table-cell office:value-type="float" office:value="0" table:formula="of:=SUM([.E11:.E26])" table:style-name="ce48">
            <text:p>-<text:s/></text:p>
          </table:table-cell>
          <table:table-cell office:value-type="float" office:value="0" table:formula="of:=SUM([.F11:.F26])" table:style-name="ce48">
            <text:p>-<text:s/></text:p>
          </table:table-cell>
          <table:table-cell office:value-type="float" office:value="77808.240000000005" table:formula="of:=SUM([.G11:.G26])" table:style-name="ce50">
            <text:p><text:s/>77.808<text:s/></text:p>
          </table:table-cell>
          <table:table-cell table:number-columns-repeated="2" table:style-name="ce48"/>
          <table:table-cell office:value-type="float" office:value="148617.51999999996" table:formula="of:=SUM([.J11:.J26])" table:style-name="ce50">
            <text:p><text:s/>148.618<text:s/></text:p>
          </table:table-cell>
          <table:table-cell office:value-type="float" office:value="-70809.279999999984" table:formula="of:=SUM([.K11:.K26])" table:style-name="ce51">
            <text:p><text:s/>-70.809<text:s/></text:p>
          </table:table-cell>
          <table:table-cell table:style-name="ce52"/>
          <table:table-cell table:number-columns-repeated="16372" table:style-name="ce5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7">
            <text:p>Nota a los estados financieros: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Honorarios por servicios profesionales</text:p>
          </table:table-cell>
          <table:table-cell table:style-name="ce60"/>
          <table:table-cell office:value-type="float" office:value="69019.03" table:formula="of:=[.G14]+[.G19]" table:style-name="ce34">
            <text:p><text:s/>69.019<text:s/></text:p>
          </table:table-cell>
          <table:table-cell office:value-type="float" office:value="111884.08" table:formula="of:=[.J14]+[.J19]" table:style-name="ce34">
            <text:p><text:s/>111.884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Gastos de movilización</text:p>
          </table:table-cell>
          <table:table-cell table:style-name="ce60"/>
          <table:table-cell office:value-type="float" office:value="0" table:formula="of:=[.G16]" table:style-name="ce34">
            <text:p><text:s/>-00<text:s/></text:p>
          </table:table-cell>
          <table:table-cell office:value-type="float" office:value="30111.61" table:formula="of:=[.J16]" table:style-name="ce34">
            <text:p><text:s/>30.112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Tasas y contribuciones</text:p>
          </table:table-cell>
          <table:table-cell table:style-name="ce60"/>
          <table:table-cell office:value-type="float" office:value="3245.59" table:formula="of:=[.G21]" table:style-name="ce34">
            <text:p><text:s/>3.246<text:s/></text:p>
          </table:table-cell>
          <table:table-cell office:value-type="float" office:value="5885.9" table:formula="of:=[.J21]" table:style-name="ce34">
            <text:p><text:s/>5.886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Gastos de gestión</text:p>
          </table:table-cell>
          <table:table-cell table:style-name="ce60"/>
          <table:table-cell office:value-type="float" office:value="0" table:formula="of:=[.G24]" table:style-name="ce34">
            <text:p><text:s/>-00<text:s/></text:p>
          </table:table-cell>
          <table:table-cell office:value-type="float" office:value="656.84" table:formula="of:=[.J24]" table:style-name="ce34">
            <text:p><text:s/>657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0">
            <text:p>Otros</text:p>
          </table:table-cell>
          <table:table-cell table:style-name="ce60"/>
          <table:table-cell office:value-type="float" office:value="5543.6200000000008" table:formula="of:=[.G12]+[.G13]+[.G15]+[.G17]+[.G18]+[.G20]+[.G25]+[.G22]" table:style-name="ce34">
            <text:p><text:s/>5.544<text:s/></text:p>
          </table:table-cell>
          <table:table-cell office:value-type="float" office:value="79.09" table:formula="of:=[.J12]+[.J13]+[.J15]+[.J17]+[.J18]+[.J20]+[.J25]+[.J22]" table:style-name="ce34">
            <text:p><text:s/>79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3">
            <text:p>Total</text:p>
          </table:table-cell>
          <table:table-cell table:style-name="ce64"/>
          <table:table-cell office:value-type="float" office:value="77808.239999999991" table:formula="of:=+SUM([.D35:.D40])" table:style-name="ce50">
            <text:p><text:s/>77.808<text:s/></text:p>
          </table:table-cell>
          <table:table-cell office:value-type="float" office:value="148617.51999999999" table:formula="of:=+SUM([.E35:.E40])" table:style-name="ce50">
            <text:p><text:s/>148.618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5"/>
          <table:table-cell table:style-name="ce66"/>
          <table:table-cell table:style-name="ce67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8">
            <text:p>Fuente:</text:p>
          </table:table-cell>
          <table:table-cell table:number-columns-repeated="15" table:style-name="ce69"/>
          <table:table-cell table:number-columns-repeated="16368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70">
            <text:p>Objetivo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5" table:style-name="ce9"/>
          <table:table-cell table:number-columns-repeated="16368"/>
        </table:table-row>
        <table:table-row table:number-rows-repeated="2"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70">
            <text:p>Observaciones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71">
            <text:p>Conclusiones (A ser completado por el Auditor a cargo del compromiso):</text:p>
          </table:table-cell>
          <table:table-cell table:number-columns-repeated="15" table:style-name="ce9"/>
          <table:table-cell table:number-columns-repeated="16368"/>
        </table:table-row>
        <table:table-row table:number-rows-repeated="4" table:style-name="ro2">
          <table:table-cell table:number-columns-repeated="16" table:style-name="ce9"/>
          <table:table-cell table:number-columns-repeated="16368"/>
        </table:table-row>
        <table:table-row table:number-rows-repeated="1048516" table:style-name="ro2">
          <table:table-cell table:number-columns-repeated="16384"/>
        </table:table-row>
      </table:table>
      <table:table table:name="Honorario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81" table:default-cell-style-name="ce1"/>
        <table:table-row table:style-name="ro6">
          <table:table-cell office:value-type="string" table:style-name="ce84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83">
            <text:p>EXAMEN DE GASTOS DE HONORARIOS POR SERVICIOS PROFESIONALE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83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date" office:date-value="2020-10-01T00:00:00" table:style-name="ce86">
            <text:p>oct-20</text:p>
          </table:table-cell>
          <table:table-cell office:value-type="string" table:style-name="ce87">
            <text:p>Nov. y dic.</text:p>
          </table:table-cell>
          <table:table-cell office:value-type="date" office:date-value="2020-12-01T00:00:00" table:style-name="ce86">
            <text:p>dic-2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table:number-columns-repeated="3" table:style-name="ce91"/>
          <table:table-cell table:number-columns-repeated="16379"/>
        </table:table-row>
        <table:table-row table:style-name="ro7">
          <table:table-cell table:style-name="ce1"/>
          <table:table-cell office:value-type="string" table:style-name="ce89">
            <text:p>Honorarios al Econ. Nogales, Interventor designado por SC (US$1,250 mensuales)</text:p>
          </table:table-cell>
          <table:table-cell office:value-type="currency" office:value="12500" table:formula="of:=1250*10" table:style-name="ce93">
            <text:p><text:s/>$12.500<text:s/></text:p>
          </table:table-cell>
          <table:table-cell table:number-columns-repeated="2" table:style-name="ce93"/>
          <table:table-cell table:number-columns-repeated="16379"/>
        </table:table-row>
        <table:table-row table:style-name="ro2">
          <table:table-cell table:style-name="ce1"/>
          <table:table-cell table:style-name="ce88"/>
          <table:table-cell table:number-columns-repeated="3" table:style-name="ce93"/>
          <table:table-cell table:number-columns-repeated="16379"/>
        </table:table-row>
        <table:table-row table:style-name="ro7">
          <table:table-cell table:style-name="ce1"/>
          <table:table-cell office:value-type="string" table:style-name="ce90">
            <text:p>Honorarios por servicios profesionales: Ana Lappentti Neira (Aproximadamente US$2,250 mensuales)</text:p>
          </table:table-cell>
          <table:table-cell office:value-type="currency" office:value="23050" table:formula="of:=2250*7+2300+2300+2700" table:style-name="ce93">
            <text:p><text:s/>$23.050<text:s/></text:p>
          </table:table-cell>
          <table:table-cell table:number-columns-repeated="2" table:style-name="ce93"/>
          <table:table-cell table:number-columns-repeated="16379"/>
        </table:table-row>
        <table:table-row table:style-name="ro2">
          <table:table-cell table:style-name="ce1"/>
          <table:table-cell table:style-name="ce88"/>
          <table:table-cell table:number-columns-repeated="3" table:style-name="ce93"/>
          <table:table-cell table:number-columns-repeated="16379"/>
        </table:table-row>
        <table:table-row table:style-name="ro2">
          <table:table-cell table:style-name="ce1"/>
          <table:table-cell office:value-type="string" table:style-name="ce88">
            <text:p>Comisiones por ventas pagadas a Ana Lappentti Neira</text:p>
          </table:table-cell>
          <table:table-cell office:value-type="currency" office:value="22260" table:style-name="ce93">
            <text:p><text:s/>$22.260<text:s/></text:p>
          </table:table-cell>
          <table:table-cell table:number-columns-repeated="2" table:style-name="ce93"/>
          <table:table-cell table:number-columns-repeated="16379"/>
        </table:table-row>
        <table:table-row table:style-name="ro2">
          <table:table-cell table:style-name="ce1"/>
          <table:table-cell table:style-name="ce88"/>
          <table:table-cell table:number-columns-repeated="3" table:style-name="ce93"/>
          <table:table-cell table:number-columns-repeated="16379"/>
        </table:table-row>
        <table:table-row table:style-name="ro2">
          <table:table-cell table:style-name="ce1"/>
          <table:table-cell office:value-type="string" table:style-name="ce88">
            <text:p>Otros</text:p>
          </table:table-cell>
          <table:table-cell office:value-type="currency" office:value="11209" table:formula="of:=69019-57810" table:style-name="ce93">
            <text:p><text:s/>$11.209<text:s/></text:p>
          </table:table-cell>
          <table:table-cell table:number-columns-repeated="2" table:style-name="ce93"/>
          <table:table-cell table:number-columns-repeated="16379"/>
        </table:table-row>
        <table:table-row table:style-name="ro2">
          <table:table-cell table:style-name="ce1"/>
          <table:table-cell table:style-name="ce88"/>
          <table:table-cell table:number-columns-repeated="3" table:style-name="ce93"/>
          <table:table-cell table:number-columns-repeated="16379"/>
        </table:table-row>
        <table:table-row table:style-name="ro2">
          <table:table-cell table:style-name="ce1"/>
          <table:table-cell office:value-type="string" table:style-name="ce92">
            <text:p>SUMAN</text:p>
          </table:table-cell>
          <table:table-cell office:value-type="currency" office:value="69019" table:formula="of:=SUM([.C6:.C13])" table:style-name="ce94">
            <text:p><text:s/>$69.019<text:s/></text:p>
          </table:table-cell>
          <table:table-cell table:number-columns-repeated="2" table:style-name="ce94"/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number-columns-repeated="3" table:style-name="ce85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85"/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  <table:table table:name="Mayor_Gastos" table:style-name="ta1">
        <table:table-column table:style-name="co10" table:number-columns-repeated="2" table:default-cell-style-name="ce1"/>
        <table:table-column table:style-name="co16" table:default-cell-style-name="ce1"/>
        <table:table-column table:style-name="co10" table:number-columns-repeated="107" table:default-cell-style-name="ce1"/>
        <table:table-column table:style-name="co11" table:number-columns-repeated="16274" table:default-cell-style-name="ce1"/>
        <table:table-row table:style-name="ro8">
          <table:table-cell office:value-type="float" office:value="967" table:style-name="ce1">
            <text:p>967</text:p>
          </table:table-cell>
          <table:table-cell office:value-type="string" table:style-name="ce79">
            <text:p>6-1-1-02-01-017</text:p>
          </table:table-cell>
          <table:table-cell office:value-type="string" table:style-name="ce80">
            <text:p>Impuesto a la Salida de Divisas</text:p>
          </table:table-cell>
          <table:table-cell office:value-type="float" office:value="0" table:style-name="ce1">
            <text:p>0</text:p>
          </table:table-cell>
          <table:table-cell office:value-type="float" office:value="4777.47" table:style-name="ce81">
            <text:p>4.777,47</text:p>
          </table:table-cell>
          <table:table-cell office:value-type="float" office:value="0" table:style-name="ce1">
            <text:p>0</text:p>
          </table:table-cell>
          <table:table-cell office:value-type="float" office:value="4777.47" table:style-name="ce81">
            <text:p>4.777,47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346" table:style-name="ce1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string" table:style-name="ce79">
            <text:p><text:s/>1,339.28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81">
            <text:p>1.339,28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702" table:style-name="ce1">
            <text:p>183702</text:p>
          </table:table-cell>
          <table:table-cell office:value-type="date" office:date-value="2020-08-31T00:00:00" table:style-name="ce82">
            <text:p>31/08/2020</text:p>
          </table:table-cell>
          <table:table-cell office:value-type="string" table:style-name="ce1">
            <text:p>ND 178197-0 :ND:0-178197 EverExceed - PO #TD023-20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string" table:style-name="ce79">
            <text:p><text:s/>4,777.47</text:p>
          </table:table-cell>
          <table:table-cell office:value-type="float" office:value="0" table:style-name="ce1">
            <text:p>0</text:p>
          </table:table-cell>
          <table:table-cell office:value-type="float" office:value="3438.19" table:style-name="ce81">
            <text:p>3.438,19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202" table:style-name="ce1">
            <text:p>185202</text:p>
          </table:table-cell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ND 128373-3 :ND:3-128373 EverExceed - PO #TD023-20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970" table:style-name="ce1">
            <text:p>970</text:p>
          </table:table-cell>
          <table:table-cell office:value-type="string" table:style-name="ce79">
            <text:p>6-1-1-02-01-021</text:p>
          </table:table-cell>
          <table:table-cell office:value-type="string" table:style-name="ce80">
            <text:p>SERVICIOS PROF. SOCIEDADES</text:p>
          </table:table-cell>
          <table:table-cell office:value-type="float" office:value="0" table:style-name="ce1">
            <text:p>0</text:p>
          </table:table-cell>
          <table:table-cell office:value-type="float" office:value="2486.25" table:style-name="ce81">
            <text:p>2.486,25</text:p>
          </table:table-cell>
          <table:table-cell office:value-type="float" office:value="1125" table:style-name="ce81">
            <text:p>1.125,00</text:p>
          </table:table-cell>
          <table:table-cell office:value-type="float" office:value="1361.25" table:style-name="ce81">
            <text:p>1.361,25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301" table:style-name="ce1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string" table:style-name="ce79">
            <text:p><text:s/>850.00</text:p>
          </table:table-cell>
          <table:table-cell office:value-type="float" office:value="0" table:style-name="ce1">
            <text:p>0</text:p>
          </table:table-cell>
          <table:table-cell office:value-type="float" office:value="850" table:style-name="ce1">
            <text:p>85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string" table:style-name="ce79">
            <text:p><text:s/>1,975.00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81">
            <text:p>1.125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402" table:style-name="ce1">
            <text:p>1784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571002-0 :ND:0-571002 Pago factura Ec. Nogales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string" table:style-name="ce79">
            <text:p><text:s/>850.00</text:p>
          </table:table-cell>
          <table:table-cell office:value-type="float" office:value="1125" table:style-name="ce81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502" table:style-name="ce1">
            <text:p>1785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C 328998-0 :NC:0-328998 Se reversa transferencia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string" table:style-name="ce79">
            <text:p><text:s/>1,050.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string" table:style-name="ce79">
            <text:p><text:s/>1,250.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string" table:style-name="ce79">
            <text:p><text:s/>1,298.75</text:p>
          </table:table-cell>
          <table:table-cell office:value-type="float" office:value="0" table:style-name="ce1">
            <text:p>0</text:p>
          </table:table-cell>
          <table:table-cell office:value-type="float" office:value="48.75" table:style-name="ce1">
            <text:p>48,7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string" table:style-name="ce79">
            <text:p><text:s/>1,361.25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978" table:style-name="ce1">
            <text:p>978</text:p>
          </table:table-cell>
          <table:table-cell office:value-type="string" table:style-name="ce79">
            <text:p>6-1-1-02-01-036</text:p>
          </table:table-cell>
          <table:table-cell office:value-type="string" table:style-name="ce80">
            <text:p>SEGUROS CONTRATADOS</text:p>
          </table:table-cell>
          <table:table-cell office:value-type="float" office:value="0" table:style-name="ce1">
            <text:p>0</text:p>
          </table:table-cell>
          <table:table-cell office:value-type="float" office:value="1381.29" table:style-name="ce81">
            <text:p>1.381,29</text:p>
          </table:table-cell>
          <table:table-cell office:value-type="float" office:value="791.24" table:style-name="ce1">
            <text:p>791,24</text:p>
          </table:table-cell>
          <table:table-cell office:value-type="float" office:value="590.04999999999995" table:style-name="ce1">
            <text:p>590,05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283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string" table:style-name="ce79">
            <text:p><text:s/>59.69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string" table:style-name="ce79">
            <text:p><text:s/>291.79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string" table:style-name="ce79">
            <text:p><text:s/>568.09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string" table:style-name="ce79">
            <text:p><text:s/>791.24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6">
          <table:table-cell office:value-type="float" office:value="983" table:style-name="ce1">
            <text:p>983</text:p>
          </table:table-cell>
          <table:table-cell office:value-type="string" table:style-name="ce79">
            <text:p><text:s/>514.94</text:p>
          </table:table-cell>
          <table:table-cell office:value-type="float" office:value="276.3" table:style-name="ce1">
            <text:p>276,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<text:span text:style-name="T1">PO #TD021-20 EVEREXCCED- F269335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6">
          <table:table-cell office:value-type="float" office:value="984" table:style-name="ce1">
            <text:p>984</text:p>
          </table:table-cell>
          <table:table-cell office:value-type="string" table:style-name="ce79">
            <text:p><text:s/>455.25</text:p>
          </table:table-cell>
          <table:table-cell office:value-type="float" office:value="59.69" table:style-name="ce1">
            <text:p>59,6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<text:span text:style-name="T1">PO #TD020-19 EVEREXCCED- F264304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6">
          <table:table-cell office:value-type="float" office:value="985" table:style-name="ce1">
            <text:p>985</text:p>
          </table:table-cell>
          <table:table-cell office:value-type="string" table:style-name="ce79">
            <text:p><text:s/>223.15</text:p>
          </table:table-cell>
          <table:table-cell office:value-type="float" office:value="232.1" table:style-name="ce1">
            <text:p>232,1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<text:span text:style-name="T1">PO #TD020-19 EVEREXCCED- F266910 LIQUIDACI</text:span><text:span text:style-name="T2">ﾓ</text:span><text:span text:style-name="T1">N DE IMPORTACI</text:span><text:span text:style-name="T2">ﾓ</text:span><text:span text:style-name="T1">N BATERIAS DM-12120 Y HR-1280</text:span>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string" table:style-name="ce79">
            <text:p><text:s/>.00</text:p>
          </table:table-cell>
          <table:table-cell office:value-type="float" office:value="223.15" table:style-name="ce1">
            <text:p>223,1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string" table:style-name="ce79">
            <text:p><text:s/>590.05</text:p>
          </table:table-cell>
          <table:table-cell office:value-type="float" office:value="0" table:style-name="ce1">
            <text:p>0</text:p>
          </table:table-cell>
          <table:table-cell office:value-type="float" office:value="590.04999999999995" table:style-name="ce1">
            <text:p>590,05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988" table:style-name="ce1">
            <text:p>988</text:p>
          </table:table-cell>
          <table:table-cell office:value-type="string" table:style-name="ce79">
            <text:p>6-1-1-02-01-037</text:p>
          </table:table-cell>
          <table:table-cell office:value-type="string" table:style-name="ce80">
            <text:p>SERVICIOS PROF. PERS. NATURAL</text:p>
          </table:table-cell>
          <table:table-cell office:value-type="float" office:value="0" table:style-name="ce1">
            <text:p>0</text:p>
          </table:table-cell>
          <table:table-cell office:value-type="float" office:value="67657.78" table:style-name="ce81">
            <text:p>67.657,78</text:p>
          </table:table-cell>
          <table:table-cell office:value-type="float" office:value="0" table:style-name="ce1">
            <text:p>0</text:p>
          </table:table-cell>
          <table:table-cell office:value-type="float" office:value="67657.78" table:style-name="ce81">
            <text:p>67.657,7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274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string" table:style-name="ce79">
            <text:p><text:s/>6,155.85</text:p>
          </table:table-cell>
          <table:table-cell office:value-type="float" office:value="0" table:style-name="ce1">
            <text:p>0</text:p>
          </table:table-cell>
          <table:table-cell office:value-type="float" office:value="6155.85" table:style-name="ce81">
            <text:p>6.155,85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string" table:style-name="ce79">
            <text:p><text:s/>13,405.85</text:p>
          </table:table-cell>
          <table:table-cell office:value-type="float" office:value="0" table:style-name="ce1">
            <text:p>0</text:p>
          </table:table-cell>
          <table:table-cell office:value-type="float" office:value="7250" table:style-name="ce81">
            <text:p>7.250,0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string" table:style-name="ce79">
            <text:p><text:s/>19,405.85</text:p>
          </table:table-cell>
          <table:table-cell office:value-type="float" office:value="0" table:style-name="ce1">
            <text:p>0</text:p>
          </table:table-cell>
          <table:table-cell office:value-type="float" office:value="6000" table:style-name="ce81">
            <text:p>6.000,0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string" table:style-name="ce79">
            <text:p><text:s/>25,706.64</text:p>
          </table:table-cell>
          <table:table-cell office:value-type="float" office:value="0" table:style-name="ce1">
            <text:p>0</text:p>
          </table:table-cell>
          <table:table-cell office:value-type="float" office:value="6300.79" table:style-name="ce81">
            <text:p>6.300,79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string" table:style-name="ce79">
            <text:p><text:s/>33,258.73</text:p>
          </table:table-cell>
          <table:table-cell office:value-type="float" office:value="0" table:style-name="ce1">
            <text:p>0</text:p>
          </table:table-cell>
          <table:table-cell office:value-type="float" office:value="7552.09" table:style-name="ce81">
            <text:p>7.552,09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string" table:style-name="ce79">
            <text:p><text:s/>39,808.73</text:p>
          </table:table-cell>
          <table:table-cell office:value-type="float" office:value="0" table:style-name="ce1">
            <text:p>0</text:p>
          </table:table-cell>
          <table:table-cell office:value-type="float" office:value="6550" table:style-name="ce81">
            <text:p>6.550,0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string" table:style-name="ce79">
            <text:p><text:s/>48,411.57</text:p>
          </table:table-cell>
          <table:table-cell office:value-type="float" office:value="0" table:style-name="ce1">
            <text:p>0</text:p>
          </table:table-cell>
          <table:table-cell office:value-type="float" office:value="8602.84" table:style-name="ce81">
            <text:p>8.602,84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string" table:style-name="ce79">
            <text:p><text:s/>54,661.5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81">
            <text:p>6.250,0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82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string" table:style-name="ce79">
            <text:p><text:s/>60,859.47</text:p>
          </table:table-cell>
          <table:table-cell office:value-type="float" office:value="0" table:style-name="ce1">
            <text:p>0</text:p>
          </table:table-cell>
          <table:table-cell office:value-type="float" office:value="6197.9" table:style-name="ce81">
            <text:p>6.197,9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string" table:style-name="ce79">
            <text:p><text:s/>67,657.78</text:p>
          </table:table-cell>
          <table:table-cell office:value-type="float" office:value="0" table:style-name="ce1">
            <text:p>0</text:p>
          </table:table-cell>
          <table:table-cell office:value-type="float" office:value="6798.31" table:style-name="ce81">
            <text:p>6.798,31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82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999" table:style-name="ce1">
            <text:p>999</text:p>
          </table:table-cell>
          <table:table-cell office:value-type="string" table:style-name="ce79">
            <text:p>6-1-1-02-01-039</text:p>
          </table:table-cell>
          <table:table-cell office:value-type="string" table:style-name="ce80">
            <text:p>SUMINISTROS DE OFICINA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355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string" table:style-name="ce79">
            <text:p><text:s/>22.0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1001" table:style-name="ce1">
            <text:p>1001</text:p>
          </table:table-cell>
          <table:table-cell office:value-type="string" table:style-name="ce79">
            <text:p>6-1-1-02-01-042</text:p>
          </table:table-cell>
          <table:table-cell office:value-type="string" table:style-name="ce80">
            <text:p>TASA - CONTRIBUCION ORGAN - CONTROL</text:p>
          </table:table-cell>
          <table:table-cell office:value-type="float" office:value="0" table:style-name="ce1">
            <text:p>0</text:p>
          </table:table-cell>
          <table:table-cell office:value-type="float" office:value="3245.59" table:style-name="ce81">
            <text:p>3.245,59</text:p>
          </table:table-cell>
          <table:table-cell office:value-type="float" office:value="0" table:style-name="ce1">
            <text:p>0</text:p>
          </table:table-cell>
          <table:table-cell office:value-type="float" office:value="3245.59" table:style-name="ce81">
            <text:p>3.245,59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33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string" table:style-name="ce79">
            <text:p><text:s/>2,179.02</text:p>
          </table:table-cell>
          <table:table-cell office:value-type="float" office:value="0" table:style-name="ce1">
            <text:p>0</text:p>
          </table:table-cell>
          <table:table-cell office:value-type="float" office:value="2179.02" table:style-name="ce81">
            <text:p>2.179,0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802" table:style-name="ce1">
            <text:p>1668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CK 98-0 GAD MUNICIPIO DE Q :DB -1070987135: PAGO I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string" table:style-name="ce79">
            <text:p><text:s/>2,821.49</text:p>
          </table:table-cell>
          <table:table-cell office:value-type="float" office:value="0" table:style-name="ce1">
            <text:p>0</text:p>
          </table:table-cell>
          <table:table-cell office:value-type="float" office:value="642.47" table:style-name="ce1">
            <text:p>642,4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202" table:style-name="ce1">
            <text:p>1702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CK 117-0 M.I. MUNICIPALIDAD :DB -1070987135: Pago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string" table:style-name="ce79">
            <text:p><text:s/>3,245.59</text:p>
          </table:table-cell>
          <table:table-cell office:value-type="float" office:value="0" table:style-name="ce1">
            <text:p>0</text:p>
          </table:table-cell>
          <table:table-cell office:value-type="float" office:value="424.1" table:style-name="ce1">
            <text:p>424,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402" table:style-name="ce1">
            <text:p>1734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CK 118-0 SUPERINTENDENCIA D :DB -1070987135: Pago</text:p>
          </table:table-cell>
          <table:table-cell table:number-columns-repeated="2" table:style-name="ce1"/>
          <table:table-cell table:number-columns-repeated="2" table:style-name="ce81"/>
          <table:table-cell table:number-columns-repeated="16370" table:style-name="ce1"/>
        </table:table-row>
        <table:table-row table:style-name="ro8">
          <table:table-cell office:value-type="float" office:value="1005" table:style-name="ce1">
            <text:p>1005</text:p>
          </table:table-cell>
          <table:table-cell office:value-type="string" table:style-name="ce79">
            <text:p>6-1-1-02-01-047</text:p>
          </table:table-cell>
          <table:table-cell office:value-type="string" table:style-name="ce80">
            <text:p>Intereses y Comisiones a Documento</text:p>
          </table:table-cell>
          <table:table-cell office:value-type="float" office:value="0" table:style-name="ce1">
            <text:p>0</text:p>
          </table:table-cell>
          <table:table-cell office:value-type="float" office:value="174.1" table:style-name="ce1">
            <text:p>174,1</text:p>
          </table:table-cell>
          <table:table-cell office:value-type="float" office:value="20" table:style-name="ce1">
            <text:p>20</text:p>
          </table:table-cell>
          <table:table-cell office:value-type="float" office:value="154.1" table:style-name="ce1">
            <text:p>154,1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337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  <style:font-face style:name="Noto Sans CJK SC" svg:font-family="&quot;Noto Sans CJK SC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currency-style style:name="N47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47P1">
      <number:text> </number:text>
      <number:currency-symbol>$</number:currency-symbol>
      <number:text>-</number:text>
      <number:number number:decimal-places="0" number:min-integer-digits="1" number:grouping="true"/>
      <number:text> </number:text>
    </number:currency-style>
    <number:currency-style style:name="N4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Currency" style:family="table-cell" style:data-style-name="N34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Carlos Almeida</dc:creator>
    <meta:creation-date>2020-10-19T12:23:50Z</meta:creation-date>
    <dc:date>2021-03-04T18:24:59Z</dc:date>
    <meta:editing-cycles>5</meta:editing-cycles>
    <meta:editing-duration>PT1297S</meta:editing-duration>
  </office:meta>
</office:document-meta>
</file>